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elParserTests.theMostBas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elParserTests.stringLiter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ParserTests.testStringLiterals_DoubleQuotes_spr96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pelParserTests.arithmeticPlu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rTests.arithmeticPrecedenc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rTests.arithmeticPrecedence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rTests.parseExceptionRequirements( SpelMessage expectedMessage , int expected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ParserTests.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ParserTests.arithmeticPrecedence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arithmeticPrecedence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positionalInform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pelParserTests.parseMethodsOnNumb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numer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pelParserTests.arithmeticPlus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ParserTests.general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pelParserTests.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ParserTests.stringLiterals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elParserTests.checkNumberError( String expression , SpelMessage expected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pelParserTests.value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pelParserTests.tokenKi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pelParserTests.arithmeticPrecedence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booleanOper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pelParserTests.arithmeticMultipl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elParserTests.arithmeticPrecedence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elParserTests.testStringLiterals_DoubleQuotes_spr9620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pelParserTests.checkNumber( String expression , Object value , Class &lt; ? &gt;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elParserTests.booleanOperators_symbolic_spr96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